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5cm" svg:height="3.2cm" svg:x="2.3cm" svg:y="6.7cm">
          <text:p text:style-name="P1">E-paper</text:p>
          <text:p text:style-name="P1">display</text:p>
        </draw:rect>
        <draw:rect draw:style-name="gr1" draw:text-style-name="P1" draw:layer="layout" svg:width="4cm" svg:height="3.1cm" svg:x="9.5cm" svg:y="6.7cm">
          <text:p text:style-name="P1">Bluetooth</text:p>
          <text:p text:style-name="P1">SoC</text:p>
        </draw:rect>
        <draw:custom-shape draw:style-name="gr2" draw:text-style-name="P1" draw:layer="layout" svg:width="2.7cm" svg:height="0.8cm" svg:x="6.8cm" svg:y="7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3" draw:text-style-name="P1" draw:layer="layout" svg:x1="13.5cm" svg:y1="8.3cm" svg:x2="15.4cm" svg:y2="8.3cm">
          <text:p/>
        </draw:line>
        <draw:line draw:style-name="gr3" draw:text-style-name="P1" draw:layer="layout" svg:x1="15.4cm" svg:y1="6.6cm" svg:x2="15.4cm" svg:y2="8.3cm">
          <text:p/>
        </draw:line>
        <draw:line draw:style-name="gr3" draw:text-style-name="P1" draw:layer="layout" svg:x1="14.8cm" svg:y1="6.6cm" svg:x2="15.4cm" svg:y2="7.2cm">
          <text:p/>
        </draw:line>
        <draw:line draw:style-name="gr3" draw:text-style-name="P1" draw:layer="layout" svg:x1="16cm" svg:y1="6.6cm" svg:x2="15.4cm" svg:y2="7.2cm">
          <text:p/>
        </draw:line>
        <draw:line draw:style-name="gr3" draw:text-style-name="P1" draw:layer="layout" svg:x1="20.7cm" svg:y1="8.3cm" svg:x2="18.8cm" svg:y2="8.3cm">
          <text:p/>
        </draw:line>
        <draw:line draw:style-name="gr3" draw:text-style-name="P1" draw:layer="layout" svg:x1="18.8cm" svg:y1="6.6cm" svg:x2="18.8cm" svg:y2="8.3cm">
          <text:p/>
        </draw:line>
        <draw:line draw:style-name="gr3" draw:text-style-name="P1" draw:layer="layout" svg:x1="19.4cm" svg:y1="6.6cm" svg:x2="18.8cm" svg:y2="7.2cm">
          <text:p/>
        </draw:line>
        <draw:line draw:style-name="gr3" draw:text-style-name="P1" draw:layer="layout" svg:x1="18.2cm" svg:y1="6.6cm" svg:x2="18.8cm" svg:y2="7.2cm">
          <text:p/>
        </draw:line>
        <draw:rect draw:style-name="gr1" draw:text-style-name="P1" draw:layer="layout" svg:width="4cm" svg:height="3.1cm" svg:x="20.7cm" svg:y="6.7cm">
          <text:p text:style-name="P1">Android/iOS</text:p>
          <text:p text:style-name="P1">mobile device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2-15T21:10:17.84</meta:creation-date>
    <dc:date>2015-12-15T21:15:24.80</dc:date>
    <meta:editing-duration>PT5M12S</meta:editing-duration>
    <meta:editing-cycles>1</meta:editing-cycles>
    <meta:document-statistic meta:object-count="12"/>
    <meta:generator>OpenOffice/4.1.2$Win32 OpenOffice.org_project/412m3$Build-9782</meta:generator>
  </office:meta>
</office:document-meta>
</file>